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">
      <style:table-properties style:width="17cm" style:page-number="auto" fo:break-before="auto" fo:break-after="auto" table:align="left" style:shadow="none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fo:font-size="8pt" style:font-size-asian="8pt" style:font-size-complex="8pt"/>
    </style:style>
    <style:style style:name="T4" style:family="text">
      <style:text-properties style:font-name="Carlito" officeooo:rsid="000c1c04"/>
    </style:style>
    <style:style style:name="T5" style:family="text">
      <style:text-properties style:font-name="Carlito" officeooo:rsid="000f22c2"/>
    </style:style>
    <style:style style:name="T6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o.expense_line"&gt;</text:placeholder></text:p>
            <text:p text:style-name="P8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o.expense_line"&gt;</text:placeholder></text:p>
            <text:p text:style-name="P11">Km previsti: <text:s/><text:span text:style-name="T4"><text:placeholder text:placeholder-type="text">&lt;line.unit_quantity or ''&gt;</text:placeholder></text:span><text:span text:style-name="T4"><text:s/></text:span><text:span text:style-name="T5">x </text:span><text:span text:style-name="T4"><text:placeholder text:placeholder-type="text">&lt;line.unit_amount or ''&gt;</text:placeholder></text:span><text:span text:style-name="T4"><text:s/></text:span>€/Km <text:span text:style-name="T6">= </text:span><text:span text:style-name="T4"><text:placeholder text:placeholder-type="text">&lt;line.total_amount or ''&gt;</text:placeholder></text:span></text:p>
            <text:p text:style-name="P12"><text:placeholder text:placeholder-type="text">&lt;/for&gt;</text:placeholder></text:p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1T17:39:20.377000000</dc:date>
    <meta:editing-duration>PT14M57S</meta:editing-duration>
    <meta:editing-cycles>2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1" meta:word-count="101" meta:character-count="702" meta:non-whitespace-character-count="621"/>
  </office:meta>
</office:document-meta>
</file>